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Preformatted_20_Text">
      <style:paragraph-properties fo:padding="0.0193in" fo:border="0.0008in solid #000000" style:shadow="none"/>
    </style:style>
    <style:style style:name="P4" style:family="paragraph" style:parent-style-name="Preformatted_20_Text">
      <style:paragraph-properties fo:text-align="start" style:justify-single-word="false" fo:padding="0.0193in" fo:border="0.0008in solid #000000" style:shadow="none"/>
    </style:style>
    <style:style style:name="P5" style:family="paragraph" style:parent-style-name="Preformatted_20_Text">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SDL Extensibility Element – JBI4CORBA</text:h>
      <text:p text:style-name="P2">This document defines the WSDL Binding Extension according with WSDL 1.1 specs (see <text:a xlink:type="simple" xlink:href="http://www.w3.org/">http://www.w3.org/</text:a>)</text:p>
      <text:p text:style-name="P4">&lt;?xml version="1.0" encoding="UTF-8"?&gt; </text:p>
      <text:p text:style-name="P4"/>
      <text:p text:style-name="P4">&lt;xsd:schema xmlns:xsd="http://www.w3.org/2001/XMLSchema" xmlns:imolacorba="uri://schemas.imola.it/jbi/wsdl-extensions/corba/" targetNamespace="uri://schemas.imola.it/jbi/wsdl-extensions/corba/"&gt; </text:p>
      <text:p text:style-name="P4"><text:tab/> </text:p>
      <text:p text:style-name="P4"><text:tab/>&lt;xsd:simpleType name="localizationChoice"&gt; </text:p>
      <text:p text:style-name="P4"><text:tab/><text:tab/>&lt;xsd:restriction base="xsd:string"&gt; </text:p>
      <text:p text:style-name="P4"><text:tab/><text:tab/><text:tab/>&lt;xsd:enumeration value="NameService"/&gt; </text:p>
      <text:p text:style-name="P4"><text:s text:c="24"/>&lt;xsd:enumeration value="corbaloc"/&gt; </text:p>
      <text:p text:style-name="P4"><text:s text:c="24"/>&lt;xsd:enumeration value="corbaname"/&gt; </text:p>
      <text:p text:style-name="P4"><text:s text:c="24"/>&lt;xsd:enumeration value="IOR"/&gt; </text:p>
      <text:p text:style-name="P4"><text:tab/><text:tab/>&lt;/xsd:restriction&gt; </text:p>
      <text:p text:style-name="P4"><text:tab/>&lt;/xsd:simpleType&gt; </text:p>
      <text:p text:style-name="P4"><text:tab/> </text:p>
      <text:p text:style-name="P4"><text:tab/>&lt;xsd:element name="property"&gt; </text:p>
      <text:p text:style-name="P4"><text:tab/><text:tab/>&lt;xsd:complexType&gt; </text:p>
      <text:p text:style-name="P4"><text:tab/><text:tab/><text:tab/>&lt;xsd:attribute name="name" type="xsd:string" use="required"/&gt; </text:p>
      <text:p text:style-name="P4"><text:tab/><text:tab/><text:tab/>&lt;xsd:attribute name="value" type="xsd:string" use="required"/&gt; </text:p>
      <text:p text:style-name="P4"><text:tab/><text:tab/>&lt;/xsd:complexType&gt; </text:p>
      <text:p text:style-name="P4"><text:tab/>&lt;/xsd:element&gt; </text:p>
      <text:p text:style-name="P4"><text:tab/> </text:p>
      <text:p text:style-name="P4"><text:tab/>&lt;xsd:complexType name="orbProperties"&gt; </text:p>
      <text:p text:style-name="P4"><text:tab/><text:tab/>&lt;xsd:sequence&gt; </text:p>
      <text:p text:style-name="P4"><text:tab/><text:tab/><text:tab/>&lt;xsd:element ref="imolacorba:property" minOccurs="0" maxOccurs="unbounded"/&gt; </text:p>
      <text:p text:style-name="P4"><text:tab/><text:tab/>&lt;/xsd:sequence&gt; </text:p>
      <text:p text:style-name="P4"><text:tab/>&lt;/xsd:complexType&gt; </text:p>
      <text:p text:style-name="P4"><text:tab/> </text:p>
      <text:p text:style-name="P4"><text:tab/>&lt;xsd:element name="binding" type="imolacorba:bindingType"/&gt; </text:p>
      <text:p text:style-name="P4"><text:tab/>&lt;xsd:complexType name="bindingType"&gt; </text:p>
      <text:p text:style-name="P4"><text:tab/><text:tab/>&lt;xsd:sequence&gt;<text:tab/><text:tab/><text:tab/> </text:p>
      <text:p text:style-name="P4"><text:tab/><text:tab/><text:tab/>&lt;xsd:element name="idl" type="xsd:string"/&gt; </text:p>
      <text:p text:style-name="P4"><text:tab/><text:tab/>&lt;/xsd:sequence&gt; </text:p>
      <text:p text:style-name="P4"><text:tab/>&lt;/xsd:complexType&gt; </text:p>
      <text:p text:style-name="P4"/>
      <text:p text:style-name="P4"><text:s text:c="3"/><text:tab/>&lt;xsd:element name="address" type="imolacorba:addressType"/&gt; </text:p>
      <text:p text:style-name="P4"><text:tab/>&lt;xsd:complexType name="addressType"&gt;<text:tab/><text:tab/> </text:p>
      <text:p text:style-name="P4"><text:tab/><text:tab/>&lt;xsd:sequence&gt; </text:p>
      <text:p text:style-name="P4"><text:tab/><text:tab/><text:tab/>&lt;xsd:element name="orb" type="imolacorba:orbProperties"/&gt;<text:tab/><text:tab/> </text:p>
      <text:p text:style-name="P4"><text:tab/><text:tab/>&lt;/xsd:sequence&gt; </text:p>
      <text:p text:style-name="P4"><text:tab/><text:tab/>&lt;xsd:attribute name="name" type="xsd:string" use="required"/&gt; </text:p>
      <text:p text:style-name="P4"><text:tab/><text:tab/>&lt;xsd:attribute name="localizationType" type="imolacorba:localizationChoice" use="required"/&gt;<text:tab/><text:tab/> </text:p>
      <text:p text:style-name="P4"><text:tab/>&lt;/xsd:complexType&gt; </text:p>
      <text:p text:style-name="P4"/>
      <text:p text:style-name="P4">&lt;/xsd:schema&gt;</text:p>
      <text:h text:style-name="Heading_20_2" text:outline-level="2">WSDL: provider mode</text:h>
      <text:p text:style-name="Standard"/>
      <text:p text:style-name="Standard">To use this extension, the binding:</text:p>
      <text:p text:style-name="Preformatted_20_Text"/>
      <text:p text:style-name="P3"><text:s text:c="2"/>&lt;wsdl:binding name="EchoJBIPortBinding" type="tns:EchoPortType"&gt;</text:p>
      <text:p text:style-name="P3"><text:s text:c="4"/>&lt;wsdl:operation name="echo"&gt;</text:p>
      <text:p text:style-name="P3"><text:s text:c="6"/>&lt;wsdl:input name="echoRequest"/&gt;</text:p>
      <text:p text:style-name="P3"><text:soft-page-break/><text:s text:c="6"/>&lt;wsdl:output name="echoResponse"/&gt;</text:p>
      <text:p text:style-name="P3"><text:s text:c="4"/>&lt;/wsdl:operation&gt;</text:p>
      <text:p text:style-name="P3"><text:s text:c="2"/>&lt;/wsdl:binding&gt;</text:p>
      <text:p text:style-name="Preformatted_20_Text"/>
      <text:p text:style-name="Standard">must be changed introducing the <text:span text:style-name="T2">binding</text:span> extension with t<text:span text:style-name="T1">he </text:span><text:span text:style-name="T2">idl </text:span><text:span text:style-name="T1">element.</text:span></text:p>
      <text:p text:style-name="Standard"/>
      <text:p text:style-name="P3">&lt;wsdl:binding name="EchoJBIPortBinding" type="tns:EchoPortType"&gt;<text:tab/></text:p>
      <text:p text:style-name="P3"><text:s text:c="16"/></text:p>
      <text:p text:style-name="P3">&lt;<text:span text:style-name="T2">imolacorba:binding</text:span>&gt;</text:p>
      <text:p text:style-name="P3"><text:tab/>&lt;imolacorba:<text:span text:style-name="T2">idl</text:span>&gt;<text:tab/></text:p>
      <text:p text:style-name="P3"><text:tab/><text:tab/>module it{</text:p>
      <text:p text:style-name="P3"><text:tab/><text:tab/><text:tab/>module imolinfo{</text:p>
      <text:p text:style-name="P3"><text:tab/><text:tab/><text:tab/><text:tab/>module jbi4corba{</text:p>
      <text:p text:style-name="P3"><text:s text:c="8"/><text:tab/><text:tab/><text:tab/>module test{</text:p>
      <text:p text:style-name="P3"><text:tab/><text:tab/><text:tab/><text:tab/>module webservice{</text:p>
      <text:p text:style-name="P3"><text:tab/><text:tab/><text:tab/><text:tab/><text:tab/>module generator{</text:p>
      <text:p text:style-name="P3"><text:tab/><text:tab/><text:tab/><text:tab/><text:tab/><text:tab/>interface Echo {</text:p>
      <text:p text:style-name="P3"><text:tab/><text:tab/><text:tab/><text:tab/><text:tab/><text:tab/><text:tab/>string echo(in string msg);</text:p>
      <text:p text:style-name="P3"><text:tab/><text:tab/><text:tab/><text:tab/><text:tab/><text:tab/>};</text:p>
      <text:p text:style-name="P3"><text:tab/><text:tab/><text:tab/><text:tab/><text:tab/>};</text:p>
      <text:p text:style-name="P3"><text:tab/><text:tab/><text:tab/><text:tab/>};</text:p>
      <text:p text:style-name="P3"><text:s text:c="16"/><text:tab/><text:tab/>};</text:p>
      <text:p text:style-name="P3"><text:tab/><text:tab/><text:tab/><text:tab/>};</text:p>
      <text:p text:style-name="P3"><text:tab/><text:tab/><text:tab/>};</text:p>
      <text:p text:style-name="P3"><text:tab/><text:tab/>};</text:p>
      <text:p text:style-name="P3"><text:s text:c="20"/></text:p>
      <text:p text:style-name="P3"><text:tab/>&lt;/imolacorba:idl&gt; <text:s text:c="15"/></text:p>
      <text:p text:style-name="P3">&lt;/<text:span text:style-name="T2">imolacorba:binding</text:span><text:span text:style-name="T1">&gt;</text:span></text:p>
      <text:p text:style-name="P3"><text:s text:c="16"/></text:p>
      <text:p text:style-name="P3">&lt;wsdl:operation name="echo"&gt;<text:tab/><text:tab/><text:tab/></text:p>
      <text:p text:style-name="P3"><text:tab/>&lt;wsdl:input name="echoRequest"/&gt;</text:p>
      <text:p text:style-name="P3"><text:tab/>&lt;wsdl:output name="echoResponse"/&gt;</text:p>
      <text:p text:style-name="P3">&lt;/wsdl:operation&gt;</text:p>
      <text:p text:style-name="P3"><text:tab/><text:tab/></text:p>
      <text:p text:style-name="P3">&lt;/wsdl:binding&gt;</text:p>
      <text:p text:style-name="P3"><text:tab/></text:p>
      <text:p text:style-name="P3">&lt;wsdl:service name="<text:span text:style-name="T2">Echo</text:span>"&gt;</text:p>
      <text:p text:style-name="P3"><text:tab/>&lt;wsdl:port name="EchoPort" binding="tns:EchoPortBinding"&gt;</text:p>
      <text:p text:style-name="P3"><text:tab/><text:tab/>&lt;<text:span text:style-name="T2">imolacorba:address</text:span> name="<text:span text:style-name="T2">Echo</text:span>" <text:span text:style-name="T2">localizationType="NameService"</text:span>&gt;</text:p>
      <text:p text:style-name="P3"><text:tab/><text:tab/>&lt;<text:span text:style-name="T2">imolacorba</text:span>:<text:span text:style-name="T2">orb</text:span>&gt; </text:p>
      <text:p text:style-name="P3"><text:tab/><text:tab/>&lt;<text:span text:style-name="T2">imolacorba</text:span>:<text:span text:style-name="T2">property</text:span> name="org.omg.CORBA.ORBInitialPort" value="1050"/&gt; </text:p>
      <text:p text:style-name="P3"><text:tab/><text:tab/>&lt;<text:span text:style-name="T2">imolacorba</text:span>:<text:span text:style-name="T2">property</text:span> name="org.omg.CORBA.ORBClass"<text:tab/><text:tab/><text:tab/><text:tab/><text:tab/><text:tab/>value="com.sun.corba.ee.impl.orb.ORBImpl"/&gt; </text:p>
      <text:p text:style-name="P3"><text:tab/><text:tab/>&lt;<text:span text:style-name="T2">imolacorba</text:span>:<text:span text:style-name="T2">property</text:span> name="org.omg.CORBA.ORBInitialHost" <text:tab/><text:tab/><text:tab/><text:tab/><text:tab/>value="localhost"/&gt; </text:p>
      <text:p text:style-name="P3"><text:tab/><text:tab/>&lt;/<text:span text:style-name="T2">imolacorba</text:span>:<text:span text:style-name="T2">orb</text:span>&gt;</text:p>
      <text:p text:style-name="P3"><text:tab/><text:tab/>&lt;/<text:span text:style-name="T2">imolacorba</text:span>:<text:span text:style-name="T2">address</text:span>&gt;</text:p>
      <text:p text:style-name="P3"><text:tab/>&lt;/wsdl:port&gt;</text:p>
      <text:p text:style-name="P3">&lt;/wsdl:service&g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2" text:outline-level="2"><text:soft-page-break/>WSDL: Consumer mode</text:h>
      <text:p text:style-name="Preformatted_20_Text"/>
      <text:p text:style-name="Standard"><text:span text:style-name="T1">If the binding is empty (</text:span>no IDL is specified), the classes are generated from the WSDL. Otherwise, the classes are generated by the contained IDL (the same as the provider). In the address the ORB configuration is the same as the provider enpoints.</text:p>
      <text:p text:style-name="Standard"/>
      <text:p text:style-name="P3">&lt;wsdl:binding name="EchoPortBinding" type="tns:EchoPortType"&gt;<text:tab/></text:p>
      <text:p text:style-name="P3"><text:s text:c="16"/></text:p>
      <text:p text:style-name="P3">&lt;<text:span text:style-name="T2">imolacorba:binding&gt;</text:span></text:p>
      <text:p text:style-name="P3"><text:tab/>&lt;<text:span text:style-name="T2">imolacorba:idl</text:span>/&gt; <text:s text:c="13"/></text:p>
      <text:p text:style-name="P3">&lt;/<text:span text:style-name="T2">imolacorba:binding</text:span><text:span text:style-name="T1">&gt;</text:span></text:p>
      <text:p text:style-name="P3"><text:s text:c="16"/></text:p>
      <text:p text:style-name="P3">&lt;wsdl:operation name="echo"&gt;<text:tab/><text:tab/><text:tab/></text:p>
      <text:p text:style-name="P3"><text:tab/>&lt;wsdl:input name="echoRequest"/&gt;</text:p>
      <text:p text:style-name="P3"><text:tab/>&lt;wsdl:output name="echoResponse"/&gt;</text:p>
      <text:p text:style-name="P3">&lt;/wsdl:operation&gt;</text:p>
      <text:p text:style-name="P3"><text:tab/><text:tab/></text:p>
      <text:p text:style-name="P3">&lt;/wsdl:binding&gt;</text:p>
      <text:p text:style-name="P3"><text:tab/></text:p>
      <text:p text:style-name="P3">&lt;wsdl:service name="<text:span text:style-name="T2">Echo</text:span>"&gt;</text:p>
      <text:p text:style-name="P3"><text:tab/>&lt;wsdl:port name="EchoPort" binding="tns:EchoPortBinding"&gt;</text:p>
      <text:p text:style-name="P3"><text:tab/><text:tab/>&lt;<text:span text:style-name="T2">imolacorba:address</text:span> name="<text:span text:style-name="T2">Echo</text:span>" <text:span text:style-name="T2">localizationType="NameService"</text:span>&gt;</text:p>
      <text:p text:style-name="P3"><text:tab/><text:tab/>&lt;<text:span text:style-name="T2">imolacorba</text:span>:<text:span text:style-name="T2">orb</text:span>&gt; </text:p>
      <text:p text:style-name="P3"><text:tab/><text:tab/><text:tab/>(...)</text:p>
      <text:p text:style-name="P3"><text:tab/><text:tab/>&lt;/<text:span text:style-name="T2">imolacorba</text:span>:<text:span text:style-name="T2">orb</text:span>&gt;</text:p>
      <text:p text:style-name="P3"><text:tab/><text:tab/>&lt;/<text:span text:style-name="T2">imolacorba</text:span>:<text:span text:style-name="T2">address</text:span>&gt;</text:p>
      <text:p text:style-name="P3"><text:tab/>&lt;/wsdl:port&gt;</text:p>
      <text:p text:style-name="P3">&lt;/wsdl:service&gt;</text:p>
      <text:p text:style-name="Preformatted_20_Text"/>
      <text:p text:style-name="Preformatted_20_Text"/>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1">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co</meta:initial-creator>
    <meta:creation-date>2007-03-05T10:06:07</meta:creation-date>
    <dc:creator>Marco</dc:creator>
    <dc:date>2009-02-19T12:15:39</dc:date>
    <dc:language>en-AU</dc:language>
    <meta:editing-cycles>71</meta:editing-cycles>
    <meta:editing-duration>PT8H14M35S</meta:editing-duration>
    <meta:user-defined meta:name="Info 1"/>
    <meta:user-defined meta:name="Info 2"/>
    <meta:user-defined meta:name="Info 3"/>
    <meta:user-defined meta:name="Info 4"/>
    <meta:document-statistic meta:table-count="0" meta:image-count="0" meta:object-count="0" meta:page-count="3" meta:paragraph-count="116" meta:word-count="434" meta:character-count="3943"/>
  </office:meta>
</office:document-meta>
</file>